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HelveticaNeue-Light" fo:letter-spacing="normal" fo:font-style="normal" fo:font-weight="normal"/>
    </style:style>
    <style:style style:name="P2" style:family="paragraph" style:parent-style-name="Standard">
      <style:text-properties fo:color="#158466" loext:opacity="100%" fo:font-size="15pt" fo:font-weight="bold" officeooo:rsid="0015ae36" officeooo:paragraph-rsid="0015ae36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HelveticaNeue-Light" fo:font-size="10.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000000" loext:opacity="100%" style:font-name="HelveticaNeue-Light" fo:font-size="10.5pt" fo:letter-spacing="normal" fo:font-style="normal" fo:font-weight="normal" officeooo:rsid="0015ae36" officeooo:paragraph-rsid="0015ae36" style:font-size-asian="15pt" style:font-weight-asian="bold" style:font-size-complex="15pt" style:font-weight-complex="bold"/>
    </style:style>
    <style:style style:name="P5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/>
    </style:style>
    <style:style style:name="P6" style:family="paragraph" style:parent-style-name="Text_20_body" style:list-style-name="L1">
      <style:paragraph-properties fo:text-align="justify" style:justify-single-word="false" fo:orphans="2" fo:widows="2"/>
    </style:style>
    <style:style style:name="P7" style:family="paragraph" style:parent-style-name="Text_20_body" style:list-style-name="L2">
      <style:paragraph-properties fo:margin-left="0cm" fo:margin-right="0cm" fo:text-align="justify" style:justify-single-word="false" fo:orphans="2" fo:widows="2" fo:text-indent="0cm" style:auto-text-indent="false"/>
    </style:style>
    <style:style style:name="P8" style:family="paragraph" style:parent-style-name="Text_20_body" style:list-style-name="L2">
      <style:paragraph-properties fo:text-align="justify" style:justify-single-word="false" fo:orphans="2" fo:widows="2"/>
    </style:style>
    <style:style style:name="T1" style:family="text">
      <style:text-properties fo:font-variant="normal" fo:text-transform="none" fo:color="#ffffff" loext:opacity="100%" style:font-name="HelveticaNeue-Light" fo:font-size="10.5pt" fo:letter-spacing="normal" fo:language="en" fo:country="US" fo:font-style="normal" fo:font-weight="normal" fo:background-color="#004781" loext:char-shading-value="0" loext:padding="0cm" loext:border="none"/>
    </style:style>
    <style:style style:name="T2" style:family="text">
      <style:text-properties fo:font-variant="normal" fo:text-transform="none" fo:color="#ffffff" loext:opacity="100%" style:font-name="HelveticaNeue-Light" fo:font-size="10.5pt" fo:letter-spacing="normal" fo:font-style="normal" fo:font-weight="normal" fo:background-color="#004781" loext:char-shading-value="0" loext:padding="0cm" loext:border="none"/>
    </style:style>
    <style:style style:name="T3" style:family="text">
      <style:text-properties fo:font-variant="normal" fo:text-transform="none" fo:color="#000000" loext:opacity="100%" style:font-name="HelveticaNeue-Light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HelveticaNeue-Light" fo:font-size="10.5pt" fo:letter-spacing="normal" fo:language="en" fo:country="US" fo:font-style="normal" fo:font-weight="normal"/>
    </style:style>
    <style:style style:name="T5" style:family="text">
      <style:text-properties fo:font-variant="normal" fo:text-transform="none" fo:color="#0087ff" loext:opacity="100%" style:font-name="HelveticaNeue-Light" fo:font-size="10.5pt" fo:letter-spacing="normal" fo:language="en" fo:country="US" fo:font-style="normal" style:text-underline-style="solid" style:text-underline-width="auto" style:text-underline-color="font-color" fo:font-weight="normal" loext:padding="0cm" loext:border="none"/>
    </style:style>
    <style:style style:name="T6" style:family="text">
      <style:text-properties fo:font-variant="normal" fo:text-transform="none" fo:color="#0087ff" loext:opacity="100%" style:font-name="HelveticaNeue-Light" fo:font-size="10.5pt" fo:letter-spacing="normal" fo:font-style="normal" style:text-underline-style="solid" style:text-underline-width="auto" style:text-underline-color="font-color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SQUEDA DE DOCUMENTACION TÉCNICA</text:p>
      <text:p text:style-name="P2"/>
      <text:p text:style-name="P4">Para buscar documentación técnica, hay diversas fuentes y herramientas que pueden facilitar el acceso a la información necesaria. A continuación, se presentan algunas de las mejores opciones y estrategias para encontrar documentación técnica relevante.</text:p>
      <text:h text:style-name="P1" text:outline-level="4">Fuentes de Búsqueda</text:h>
      <text:list text:style-name="L1">
        <text:list-item>
          <text:p text:style-name="P5"><text:span text:style-name="Strong_20_Emphasis"><text:span text:style-name="T1">Sitios Web de Software de Documentación Técnica</text:span></text:span><text:span text:style-name="T3">: Existen plataformas específicas que ofrecen herramientas especializadas para crear y gestionar documentación técnica.</text:span></text:p>
          <text:list>
            <text:list-item>
              <text:p text:style-name="P5"><text:a xlink:type="simple" xlink:href="https://www.atlassian.com/software/confluence" office:target-frame-name="_blank" xlink:show="new" text:style-name="Internet_20_link" text:visited-style-name="Visited_20_Internet_20_Link"><text:span text:style-name="Strong_20_Emphasis"><text:span text:style-name="T5">Confluence</text:span></text:span></text:a><text:span text:style-name="T3">, de </text:span><text:span text:style-name="T4">Atlassian </text:span><text:span text:style-name="T3">es popular entre los desarrolladores y permite la colaboración en la creación y organización de documentación técnica.</text:span></text:p>
            </text:list-item>
            <text:list-item>
              <text:p text:style-name="P5"><text:a xlink:type="simple" xlink:href="https://document360.com/es/" office:target-frame-name="_blank" xlink:show="new" text:style-name="Internet_20_link" text:visited-style-name="Visited_20_Internet_20_Link"><text:span text:style-name="Strong_20_Emphasis"><text:span text:style-name="T6">Document360</text:span></text:span></text:a><text:span text:style-name="T3">. Esta plataforma ofrece una base de conocimientos robusta diseñada para crear, colaborar y publicar documentación, y utiliza tecnologías de  como apoyo. Document360 se destaca por su interfaz intuitiva y características como búsqueda de texto completo, control de versiones y análisis. También permite personalizar la base de conocimientos y se integra con plataformas como </text:span><text:span text:style-name="T4">Slack </text:span><text:span text:style-name="T3">y </text:span><text:span text:style-name="T4">Microsoft Teams</text:span><text:span text:style-name="T3">.</text:span></text:p>
            </text:list-item>
            <text:list-item>
              <text:p text:style-name="P5"><text:a xlink:type="simple" xlink:href="https://www.docsie.io/" office:target-frame-name="_blank" xlink:show="new" text:style-name="Internet_20_link" text:visited-style-name="Visited_20_Internet_20_Link"><text:span text:style-name="Strong_20_Emphasis"><text:span text:style-name="T6">Docsie</text:span></text:span></text:a><text:span text:style-name="T3">. Es una plataforma diseñada para ayudar a crear y gestionar documentación técnica de manera eficiente. Ofrece un entorno colaborativo que permite a los equipos trabajar juntos en la creación de documentación clara y organizada. Una de las características destacadas de Docsie es su capacidad para centralizar la información, evitando la dispersión de documentos en diferentes plataformas como correos electrónicos, </text:span><text:span text:style-name="T4">Microsoft Teams, GitHub</text:span><text:span text:style-name="T3"> y </text:span><text:span text:style-name="T4">Google Drive</text:span><text:span text:style-name="T3">.</text:span></text:p>
            </text:list-item>
            <text:list-item>
              <text:p text:style-name="P5"><text:a xlink:type="simple" xlink:href="https://clickup.com/" office:target-frame-name="_blank" xlink:show="new" text:style-name="Internet_20_link" text:visited-style-name="Visited_20_Internet_20_Link"><text:span text:style-name="Strong_20_Emphasis"><text:span text:style-name="T5">ClickUp</text:span></text:span></text:a><text:span text:style-name="T3">. Es una herramienta versátil que no solo gestiona tareas y proyectos, sino que también ofrece funcionalidades para crear documentación técnica. Es conocida por su capacidad para automatizar flujos de trabajo y facilitar la colaboración entre equipos.</text:span></text:p>
            </text:list-item>
            <text:list-item>
              <text:p text:style-name="P5"><text:a xlink:type="simple" xlink:href="https://herothemes.com/kb/heroic-knowledge-base-plugin-documentation/" office:target-frame-name="_blank" xlink:show="new" text:style-name="Internet_20_link" text:visited-style-name="Visited_20_Internet_20_Link"><text:span text:style-name="Strong_20_Emphasis"><text:span text:style-name="T5">Heroic Knowledge Base</text:span></text:span></text:a><text:span text:style-name="T3">: Especialmente diseñada para </text:span><text:span text:style-name="T4">WordPress</text:span><text:span text:style-name="T3">, esta herramienta permite crear y gestionar documentación técnica sin necesidad de escribir código. Es útil para proporcionar a los clientes información de autoayuda y mejorar la satisfacción del cliente.</text:span></text:p>
            </text:list-item>
            <text:list-item>
              <text:p text:style-name="P5"><text:a xlink:type="simple" xlink:href="https://www.nuclino.com/" office:target-frame-name="_blank" xlink:show="new" text:style-name="Internet_20_link" text:visited-style-name="Visited_20_Internet_20_Link"><text:span text:style-name="Strong_20_Emphasis"><text:span text:style-name="T6">Nuclino</text:span></text:span></text:a><text:span text:style-name="Strong_20_Emphasis"><text:span text:style-name="T3"> </text:span></text:span><text:span text:style-name="T3">es otra herramienta que facilita la creación y organización de documentación técnica, proporcionando un entorno colaborativo y fácil de usar para equipos</text:span></text:p>
            </text:list-item>
          </text:list>
        </text:list-item>
        <text:list-item>
          <text:p text:style-name="P5"><text:span text:style-name="Strong_20_Emphasis"><text:span text:style-name="T2">Bases de Conocimientos en Línea</text:span></text:span><text:span text:style-name="T3">: Muchas empresas y organizaciones mantienen bases de conocimientos accesibles en línea donde se puede encontrar documentación técnica sobre productos y servicios. Estos recursos suelen incluir guías de usuario, manuales de instalación y preguntas frecuentes. Un ejemplo de este tipo podría ser perfectamente la </text:span><text:a xlink:type="simple" xlink:href="https://es.wikipedia.org/wiki/Wikipedia:Portada" office:target-frame-name="_blank" xlink:show="new" text:style-name="Internet_20_link" text:visited-style-name="Visited_20_Internet_20_Link"><text:span text:style-name="T6">Wikipedia</text:span></text:a><text:span text:style-name="T3">.</text:span></text:p>
        </text:list-item>
        <text:list-item>
          <text:p text:style-name="P5"><text:soft-page-break/><text:span text:style-name="Strong_20_Emphasis"><text:span text:style-name="T2">Foros y Comunidades Técnicas</text:span></text:span><text:span text:style-name="T3">: Participar en foros y comunidades en línea, como </text:span><text:span text:style-name="T4">Stack Overflow</text:span><text:span text:style-name="T3"> o </text:span><text:span text:style-name="T4">Reddit</text:span><text:span text:style-name="T3">, puede ser útil para encontrar documentación técnica y obtener respuestas a preguntas específicas. Estos foros son plataformas donde profesionales y entusiastas de la tecnología pueden interactuar, compartir conocimientos y resolver problemas. Estas comunidades son valiosas para obtener soporte técnico, compartir experiencias y aprender sobre las últimas tendencias y tecnologías. Los miembros de estas comunidades a menudo comparten enlaces a recursos útiles y documentación. Ejemplos de estos sitios son:</text:span></text:p>
          <text:list>
            <text:list-item>
              <text:p text:style-name="P5"><text:a xlink:type="simple" xlink:href="https://stackoverflow.com/" office:target-frame-name="_blank" xlink:show="new" text:style-name="Internet_20_link" text:visited-style-name="Visited_20_Internet_20_Link"><text:span text:style-name="Strong_20_Emphasis"><text:span text:style-name="T5">Stack Overflow</text:span></text:span></text:a><text:span text:style-name="T3">: Una de las comunidades más grandes y conocidas para desarrolladores de </text:span><text:span text:style-name="T4">software</text:span><text:span text:style-name="T3">, donde los usuarios pueden hacer preguntas relacionadas con programación y obtener respuestas de expertos en la materia. S</text:span><text:span text:style-name="T4">tack Overflow</text:span><text:span text:style-name="T3"> ha reemplazado en gran medida a los libros de programación como referencia diaria para muchos desarrolladores, proporcionando un acceso rápido a soluciones y ejemplos prácticos. También es una herramienta valiosa para la formación continua y el desarrollo profesional, permitiendo a los usuarios aprender de las experiencias y conocimientos de otros programadores en todo el mundo.</text:span></text:p>
            </text:list-item>
            <text:list-item>
              <text:p text:style-name="P5"><text:a xlink:type="simple" xlink:href="https://www.reddit.com/" office:target-frame-name="_blank" xlink:show="new" text:style-name="Internet_20_link" text:visited-style-name="Visited_20_Internet_20_Link"><text:span text:style-name="Strong_20_Emphasis"><text:span text:style-name="T5">Reddit</text:span></text:span></text:a><text:span text:style-name="T3">: Aunque no es exclusivamente técnico, </text:span><text:span text:style-name="T4">Reddit </text:span><text:span text:style-name="T3">tiene numerosos subreddits dedicados a temas tecnológicos específicos, donde los usuarios pueden compartir noticias, discutir problemas y aprender de otros.</text:span></text:p>
            </text:list-item>
            <text:list-item>
              <text:p text:style-name="P5"><text:a xlink:type="simple" xlink:href="https://docs.github.com/es/discussions" office:target-frame-name="_blank" xlink:show="new" text:style-name="Internet_20_link" text:visited-style-name="Visited_20_Internet_20_Link"><text:span text:style-name="Strong_20_Emphasis"><text:span text:style-name="T6">GitHub Discussions</text:span></text:span></text:a><text:span text:style-name="T3">: Ofrece un espacio para que los desarrolladores discutan proyectos de código abierto, compartan ideas y colaboren en soluciones. Está diseñada para facilitar la interacción entre los miembros de la comunidad de un proyecto del repositorio de GitHub , ya sea de código abierto o interno.</text:span></text:p>
            </text:list-item>
            <text:list-item>
              <text:p text:style-name="P5"><text:a xlink:type="simple" xlink:href="https://answers.microsoft.com/es-es" office:target-frame-name="_blank" xlink:show="new" text:style-name="Internet_20_link" text:visited-style-name="Visited_20_Internet_20_Link"><text:span text:style-name="Strong_20_Emphasis"><text:span text:style-name="T5">Microsoft Tech Community</text:span></text:span></text:a><text:span text:style-name="Strong_20_Emphasis"><text:span text:style-name="T3">, </text:span></text:span><text:span text:style-name="T3">también conocido como</text:span><text:span text:style-name="Strong_20_Emphasis"><text:span text:style-name="T3"> </text:span></text:span><text:span text:style-name="Strong_20_Emphasis"><text:span text:style-name="T4">Microsoft Answers</text:span></text:span><text:span text:style-name="Strong_20_Emphasis"><text:span text:style-name="T3">.</text:span></text:span><text:span text:style-name="T3">: Una plataforma donde los usuarios de productos de Microsoft pueden interactuar, compartir consejos y obtener soporte técnico de otros usuarios y expertos. Tiene diversos recursos de aprendizaje, como blogs, tutoriales, eventos, webinars.. Está organizada en diferentes "</text:span><text:span text:style-name="T4">hubs</text:span><text:span text:style-name="T3">" que se centran en productos específicos como Microsoft 365, </text:span><text:span text:style-name="T4">Azure, Microsoft Teams</text:span><text:span text:style-name="T3"> y más, con el fin de facilitar las búsquedas. Por supuesto, está en múltiples idiomas y tiene soporte específico sobre temas de accesibilidad.</text:span></text:p>
            </text:list-item>
            <text:list-item>
              <text:p text:style-name="P5"><text:a xlink:type="simple" xlink:href="https://developer.apple.com/forums/" office:target-frame-name="_blank" xlink:show="new" text:style-name="Internet_20_link" text:visited-style-name="Visited_20_Internet_20_Link"><text:span text:style-name="Strong_20_Emphasis"><text:span text:style-name="T5">Apple Developer Forums</text:span></text:span></text:a><text:span text:style-name="T3">: Un lugar para que los desarrolladores de aplicaciones para dispositivos </text:span><text:span text:style-name="T4">Apple </text:span><text:span text:style-name="T3">obtengan soporte y compartan conocimientos sobre el desarrollo en las plataformas de </text:span><text:span text:style-name="T4">Apple</text:span><text:span text:style-name="T3">.</text:span></text:p>
            </text:list-item>
          </text:list>
        </text:list-item>
        <text:list-item>
          <text:p text:style-name="P5"><text:span text:style-name="Strong_20_Emphasis"><text:span text:style-name="T2">Documentación Oficial de Productos</text:span></text:span><text:span text:style-name="T3">: Visitar el sitio </text:span><text:span text:style-name="Strong_20_Emphasis"><text:span text:style-name="T3">web oficial del fabricante o proveedor del </text:span></text:span><text:span text:style-name="Strong_20_Emphasis"><text:span text:style-name="T4">software </text:span></text:span><text:span text:style-name="T3">o </text:span><text:span text:style-name="T4">hardware </text:span><text:span text:style-name="T3">que estás utilizando es fundamental. La mayoría de las empresas ofrecen secciones dedicadas a la documentación técnica, donde puedes encontrar manuales, guías y especificaciones. Un claro ejemplo que hemos utilizado durante este curso lo hicimos cuando buscamos y consultamos manuales de placas base. También podemos incluir aquí los</text:span><text:span text:style-name="Strong_20_Emphasis"><text:span text:style-name="T3"> cursos </text:span></text:span><text:span text:style-name="T3">impartidos por las distintas empresas, que </text:span><text:soft-page-break/><text:span text:style-name="T3">ofrecen </text:span><text:span text:style-name="Strong_20_Emphasis"><text:span text:style-name="T3">certificaciones oficiales</text:span></text:span><text:span text:style-name="T3"> para distintos niveles de habilidades respecto al uso de determinadas herramientas de </text:span><text:span text:style-name="T4">software</text:span><text:span text:style-name="T3">. Algunos ejemplos:</text:span></text:p>
          <text:list>
            <text:list-item>
              <text:p text:style-name="P5"><text:a xlink:type="simple" xlink:href="https://learn.microsoft.com/es-es/training/" office:target-frame-name="_blank" xlink:show="new" text:style-name="Internet_20_link" text:visited-style-name="Visited_20_Internet_20_Link"><text:span text:style-name="Strong_20_Emphasis"><text:span text:style-name="T5">Microsoft Learn</text:span></text:span></text:a><text:span text:style-name="T3"> es una plataforma integral diseñada para ayudar a los usuarios a desarrollar habilidades técnicas y obtener certificaciones relacionadas con los productos de Microsoft. Ofrece una variedad de recursos educativos, desde rutas de aprendizaje interactivas hasta módulos individuales, que permiten a los usuarios aprender a su propio ritmo y de acuerdo con sus necesidades específicas. Es un magnífico complemento a </text:span><text:span text:style-name="T4">Microsoft Answers</text:span><text:span text:style-name="T3">, ya mencionada.</text:span></text:p>
            </text:list-item>
            <text:list-item>
              <text:p text:style-name="P5"><text:span text:style-name="Strong_20_Emphasis"><text:span text:style-name="T3">Documentación oficial de </text:span></text:span><text:span text:style-name="Strong_20_Emphasis"><text:span text:style-name="T4">Google</text:span></text:span><text:span text:style-name="T3">. Se encuentra en varios sitios web, cada uno enfocado en diferentes productos y servicios de </text:span><text:span text:style-name="T4">Google</text:span><text:span text:style-name="T3">. a saber:</text:span></text:p>
              <text:list>
                <text:list-item>
                  <text:p text:style-name="P5"><text:a xlink:type="simple" xlink:href="https://cloud.google.com/docs?hl=es-419" office:target-frame-name="_blank" xlink:show="new" text:style-name="Internet_20_link" text:visited-style-name="Visited_20_Internet_20_Link"><text:span text:style-name="Strong_20_Emphasis"><text:span text:style-name="T6">Google Cloud Documentation</text:span></text:span></text:a><text:span text:style-name="T3">: Este sitio ofrece guías de usuario, tutoriales, casos de uso, ejemplos de código y más para </text:span><text:span text:style-name="T4">Google Cloud</text:span><text:span text:style-name="T3">. Incluye información sobre cómo planificar y diseñar infraestructura en la nube, soluciones de inteligencia artificial, análisis de datos, y gestión de seguridad, entre otros temas.</text:span></text:p>
                </text:list-item>
                <text:list-item>
                  <text:p text:style-name="P5"><text:a xlink:type="simple" xlink:href="https://developers.google.com/?hl=es-419" office:target-frame-name="_blank" xlink:show="new" text:style-name="Internet_20_link" text:visited-style-name="Visited_20_Internet_20_Link"><text:span text:style-name="Strong_20_Emphasis"><text:span text:style-name="T5">Google Developers</text:span></text:span></text:a><text:span text:style-name="T3">: Proporciona documentación para desarrolladores que trabajan con las  y servicios de </text:span><text:span text:style-name="T4">Google</text:span><text:span text:style-name="T3">, como </text:span><text:span text:style-name="T4">Google Docs</text:span><text:span text:style-name="T3">. Incluye guías sobre cómo automatizar </text:span><text:span text:style-name="T4">Google Docs</text:span><text:span text:style-name="T3"> con </text:span><text:span text:style-name="T4">Apps Script</text:span><text:span text:style-name="T3">, o integrar servicios externos.</text:span></text:p>
                </text:list-item>
                <text:list-item>
                  <text:p text:style-name="P5"><text:a xlink:type="simple" xlink:href="https://support.google.com/docs/?hl=en#topic=1382883" office:target-frame-name="_blank" xlink:show="new" text:style-name="Internet_20_link" text:visited-style-name="Visited_20_Internet_20_Link"><text:span text:style-name="Strong_20_Emphasis"><text:span text:style-name="T5">Google Docs Editors Help</text:span></text:span></text:a><text:span text:style-name="T3">: Este centro de ayuda oficial ofrece consejos y tutoriales sobre el uso de </text:span><text:span text:style-name="T4">Google Docs</text:span><text:span text:style-name="T3"> y otros editores de </text:span><text:span text:style-name="T4">Google</text:span><text:span text:style-name="T3">, como </text:span><text:span text:style-name="T4">Sheets </text:span><text:span text:style-name="T3">y </text:span><text:span text:style-name="T4">Slides</text:span><text:span text:style-name="T3">. También cubre la integración con </text:span><text:span text:style-name="T4">Google Drive</text:span><text:span text:style-name="T3"> y otras aplicaciones de </text:span><text:span text:style-name="T4">Google Workspace</text:span><text:span text:style-name="T3">.</text:span></text:p>
                </text:list-item>
              </text:list>
            </text:list-item>
            <text:list-item>
              <text:p text:style-name="P5"><text:span text:style-name="T3">La </text:span><text:span text:style-name="Strong_20_Emphasis"><text:span text:style-name="T3">documentación oficial de </text:span></text:span><text:span text:style-name="Strong_20_Emphasis"><text:span text:style-name="T4">Red Hat</text:span></text:span><text:span text:style-name="T3"> es un recurso esencial para usuarios y desarrolladores que trabajan con productos y servicios de </text:span><text:span text:style-name="T4">Red Hat</text:span><text:span text:style-name="T3">. A continuación se describen algunos de los principales sitios donde puedes encontrar esta documentación:</text:span></text:p>
              <text:list>
                <text:list-item>
                  <text:p text:style-name="P5"><text:a xlink:type="simple" xlink:href="https://docs.redhat.com/es" office:target-frame-name="_blank" xlink:show="new" text:style-name="Internet_20_link" text:visited-style-name="Visited_20_Internet_20_Link"><text:span text:style-name="Strong_20_Emphasis"><text:span text:style-name="T5">Red Hat Product Documentation</text:span></text:span></text:a><text:span text:style-name="T3">: Este sitio ofrece documentación detallada sobre una amplia gama de productos de </text:span><text:span text:style-name="T4">Red Hat</text:span><text:span text:style-name="T3">, como </text:span><text:span text:style-name="T4">Red Hat Enterprise Linux</text:span><text:span text:style-name="T3">, </text:span><text:span text:style-name="T4">Red Hat OpenShift</text:span><text:span text:style-name="T3">, y </text:span><text:span text:style-name="T4">Red Hat Ansible Automation Platform</text:span><text:span text:style-name="T3">. Los usuarios pueden encontrar guías de usuario, notas de lanzamiento, y casos de uso específicos para ayudar en la implementación y gestión de estos productos.</text:span></text:p>
                </text:list-item>
                <text:list-item>
                  <text:p text:style-name="P5"><text:a xlink:type="simple" xlink:href="https://access.redhat.com/products/" office:target-frame-name="_blank" xlink:show="new" text:style-name="Internet_20_link" text:visited-style-name="Visited_20_Internet_20_Link"><text:span text:style-name="Strong_20_Emphasis"><text:span text:style-name="T5">Red Hat Products and Documentation</text:span></text:span></text:a><text:span text:style-name="T3">: Proporciona acceso a recursos esenciales como descargas, documentación, y soluciones de problemas para productos de </text:span><text:span text:style-name="T4">Red Hat</text:span><text:span text:style-name="T3">. Este sitio es ideal para obtener información sobre la gestión de APIs, seguridad, y otros aspectos técnicos de los productos de </text:span><text:span text:style-name="T4">Red Hat</text:span><text:span text:style-name="T3">.</text:span></text:p>
                </text:list-item>
                <text:list-item>
                  <text:p text:style-name="P5"><text:a xlink:type="simple" xlink:href="https://docs.redhat.com/es/documentation/red_hat_enterprise_linux/9" office:target-frame-name="_blank" xlink:show="new" text:style-name="Internet_20_link" text:visited-style-name="Visited_20_Internet_20_Link"><text:span text:style-name="Strong_20_Emphasis"><text:span text:style-name="T5">Red Hat Enterprise Linux Documentation</text:span></text:span></text:a><text:span text:style-name="T3">: Ofrece documentación específica para versiones de , como RHEL 8 y RHEL 9. Incluye guías para la </text:span><text:soft-page-break/><text:span text:style-name="T3">administración del sistema, configuración de seguridad, gestión de redes, y desarrollo de aplicaciones en RHEL.</text:span></text:p>
                </text:list-item>
                <text:list-item>
                  <text:p text:style-name="P5"><text:a xlink:type="simple" xlink:href="https://redhat-documentation.github.io/" office:target-frame-name="_blank" xlink:show="new" text:style-name="Internet_20_link" text:visited-style-name="Visited_20_Internet_20_Link"><text:span text:style-name="Strong_20_Emphasis"><text:span text:style-name="T5">Guidelines for Red Hat Documentation</text:span></text:span></text:a><text:span text:style-name="T3">: Este sitio proporciona guías de estilo y convenciones para la documentación de productos de </text:span><text:span text:style-name="T4">Red Hat</text:span><text:span text:style-name="T3">. Es útil para equipos de documentación que buscan crear contenido coherente y de alta calidad para productos de </text:span><text:span text:style-name="T4">Red Hat</text:span><text:span text:style-name="T3">.</text:span></text:p>
                </text:list-item>
              </text:list>
            </text:list-item>
            <text:list-item>
              <text:p text:style-name="P5"><text:span text:style-name="Strong_20_Emphasis"><text:span text:style-name="T3">Documentación de Canonical</text:span></text:span><text:span text:style-name="T3">. Esta empresa proporciona documentación oficial para sus productos, principalmente Ubuntu, a través de varios recursos en línea.</text:span></text:p>
              <text:list>
                <text:list-item>
                  <text:p text:style-name="P5"><text:a xlink:type="simple" xlink:href="https://help.ubuntu.com/" office:target-frame-name="_blank" xlink:show="new" text:style-name="Internet_20_link" text:visited-style-name="Visited_20_Internet_20_Link"><text:span text:style-name="Strong_20_Emphasis"><text:span text:style-name="T6">Ubuntu Documentation</text:span></text:span></text:a><text:span text:style-name="T3">: Este es el sitio principal para la documentación de Ubuntu, donde puedes encontrar guías de usuario, notas de lanzamiento, y documentación técnica sobre la instalación, configuración y uso de Ubuntu.</text:span></text:p>
                </text:list-item>
                <text:list-item>
                  <text:p text:style-name="P5"><text:a xlink:type="simple" xlink:href="https://wiki.ubuntu.com/" office:target-frame-name="_blank" xlink:show="new" text:style-name="Internet_20_link" text:visited-style-name="Visited_20_Internet_20_Link"><text:span text:style-name="Strong_20_Emphasis"><text:span text:style-name="T6">Ubuntu Wiki</text:span></text:span></text:a><text:span text:style-name="T3">: Un recurso comunitario que ofrece una amplia gama de información y guías sobre Ubuntu. Es mantenido por la comunidad y cubre una variedad de temas, desde instalación básica hasta configuraciones avanzadas.</text:span></text:p>
                </text:list-item>
              </text:list>
            </text:list-item>
            <text:list-item>
              <text:p text:style-name="P5"><text:span text:style-name="Strong_20_Emphasis"><text:span text:style-name="T3">Documentación oficial de Debian</text:span></text:span><text:span text:style-name="T3">. Disponible en varios recursos en línea, ofreciendo información detallada sobre la instalación, uso y mantenimiento del sistema operativo.</text:span></text:p>
              <text:list>
                <text:list-item>
                  <text:p text:style-name="P5"><text:a xlink:type="simple" xlink:href="https://www.debian.org/doc/" office:target-frame-name="_blank" xlink:show="new" text:style-name="Internet_20_link" text:visited-style-name="Visited_20_Internet_20_Link"><text:span text:style-name="Strong_20_Emphasis"><text:span text:style-name="T5">Debian Documentation</text:span></text:span></text:a><text:span text:style-name="T3">. Este sitio proporciona una colección de enlaces a guías de instalación, </text:span><text:span text:style-name="T4">HOWTOs</text:span><text:span text:style-name="T3">, preguntas frecuentes (), notas de lanzamiento y el wiki oficial de Debian. Es un punto de partida ideal para nuevos usuarios y para aquellos que buscan documentación específica sobre Debian.</text:span></text:p>
                </text:list-item>
                <text:list-item>
                  <text:p text:style-name="P5"><text:a xlink:type="simple" xlink:href="https://wiki.debian.org/es/FrontPage?action=show&amp;redirect=PáginaInicial" office:target-frame-name="_blank" xlink:show="new" text:style-name="Internet_20_link" text:visited-style-name="Visited_20_Internet_20_Link"><text:span text:style-name="Strong_20_Emphasis"><text:span text:style-name="T5">Debian Wiki</text:span></text:span></text:a><text:span text:style-name="T3">. El wiki de Debian es un recurso colaborativo donde los desarrolladores y mantenedores de paquetes escriben documentación. Aunque es conciso, suele mencionar problemas comunes y sus soluciones, además de nuevas características y correcciones de errores.</text:span></text:p>
                </text:list-item>
                <text:list-item>
                  <text:p text:style-name="P5"><text:a xlink:type="simple" xlink:href="https://www.debian.org/releases/bookworm/amd64/" office:target-frame-name="_blank" xlink:show="new" text:style-name="Internet_20_link" text:visited-style-name="Visited_20_Internet_20_Link"><text:span text:style-name="Strong_20_Emphasis"><text:span text:style-name="T5">Debian GNU/Linux Installation Guide</text:span></text:span></text:a><text:span text:style-name="T3">. Esta guía ofrece instrucciones detalladas para instalar la última versión de Debian en diferentes arquitecturas, como </text:span><text:span text:style-name="T4">PC</text:span><text:span text:style-name="T3"> de 64 bits (amd64), , , y más. También incluye información sobre cómo aprovechar al máximo el sistema Debian una vez instalado.</text:span></text:p>
                </text:list-item>
                <text:list-item>
                  <text:p text:style-name="P5"><text:a xlink:type="simple" xlink:href="https://debiansupport.com/" office:target-frame-name="_blank" xlink:show="new" text:style-name="Internet_20_link" text:visited-style-name="Visited_20_Internet_20_Link"><text:span text:style-name="Strong_20_Emphasis"><text:span text:style-name="T5">DebianSupport.com</text:span></text:span></text:a><text:span text:style-name="T3">. Este sitio aloja una copia de la documentación popular de Debian, disponible para descargar en formato . Incluye la Guía de Instalación de Debian, la Referencia Rápida de Debian y las Tarjetas de Referencia de Debian, que son útiles para administradores de sistemas y nuevos usuarios</text:span></text:p>
                </text:list-item>
              </text:list>
            </text:list-item>
          </text:list>
        </text:list-item>
        <text:list-item>
          <text:p text:style-name="P5"><text:span text:style-name="Strong_20_Emphasis"><text:span text:style-name="T2">Normativas y Regulaciones</text:span></text:span><text:span text:style-name="T3">: Para productos que requieren cumplimiento normativo, como los que llevan el marcado  en Europa, es esencial consultar la documentación técnica relacionada con las regulaciones aplicables. Esto incluye información sobre el </text:span><text:soft-page-break/><text:span text:style-name="T3">diseño, fabricación y funcionamiento del producto. Son particularmente importantes el </text:span><text:a xlink:type="simple" xlink:href="https://eur-lex.europa.eu/ES/legal-content/summary/general-data-protection-regulation-gdpr.html" office:target-frame-name="_blank" xlink:show="new" text:style-name="Internet_20_link" text:visited-style-name="Visited_20_Internet_20_Link"><text:span text:style-name="T6">Reglamento General de Protección de Datos</text:span></text:a><text:span text:style-name="T3"> (), que establece pautas para el tratamiento de datos personales de individuos dentro de la , y los Estándares de Calidad del </text:span><text:span text:style-name="T4">Software</text:span><text:span text:style-name="T3">, como por ejemplo, la norma </text:span><text:a xlink:type="simple" xlink:href="https://www.iso33000.es/" office:target-frame-name="_blank" xlink:show="new" text:style-name="Internet_20_link" text:visited-style-name="Visited_20_Internet_20_Link"><text:span text:style-name="T5">ISO</text:span><text:span text:style-name="T6"> 33000</text:span></text:a><text:span text:style-name="T3"> que se centra en la calidad de los procesos de desarrollo de software, la </text:span><text:a xlink:type="simple" xlink:href="https://es.wikipedia.org/wiki/ISO/IEC_12207" office:target-frame-name="_blank" xlink:show="new" text:style-name="Internet_20_link" text:visited-style-name="Visited_20_Internet_20_Link"><text:span text:style-name="T6">ISO 12207</text:span></text:a><text:span text:style-name="T3"> que aborda los modelos de ciclos de vida del software</text:span></text:p>
        </text:list-item>
        <text:list-item>
          <text:p text:style-name="P6"><text:span text:style-name="Strong_20_Emphasis"><text:span text:style-name="T2">Otros recursos</text:span></text:span><text:span text:style-name="T3">: Blogs de particulares, revistas técnicas, ... Hay montones de artículos técnicos "dispersos" por la web, especializados en algún tema particular, que pueden ayudarnos a solucionar un problema importante.</text:span></text:p>
        </text:list-item>
      </text:list>
      <text:h text:style-name="P1" text:outline-level="4">Estrategias de Búsqueda</text:h>
      <text:list text:style-name="L2">
        <text:list-item>
          <text:p text:style-name="P7"><text:span text:style-name="Strong_20_Emphasis"><text:span text:style-name="T3">Definir el tema y el alcance. </text:span></text:span><text:span text:style-name="T3">Antes de iniciar la búsqueda, es crucial definir claramente el tema y el alcance de la investigación. Esto incluye especificar qué se desea encontrar y establecer criterios claros para la búsqueda.</text:span></text:p>
        </text:list-item>
        <text:list-item>
          <text:p text:style-name="P7"><text:span text:style-name="Strong_20_Emphasis"><text:span text:style-name="T3">Utilizar Palabras Clave Específicas</text:span></text:span><text:span text:style-name="T3">: Al buscar en motores de búsqueda, utiliza términos específicos relacionados con el producto o la tecnología que te interesa, como "manual de usuario [nombre del producto]" o "documentación técnica [tipo de </text:span><text:span text:style-name="T4">software</text:span><text:span text:style-name="T3">]". También es útil copiar y pegar exactamente el error, evento, etc. que estemos buscando, caso de que sea eso lo que necesitemos.</text:span></text:p>
        </text:list-item>
        <text:list-item>
          <text:p text:style-name="P7"><text:span text:style-name="Strong_20_Emphasis"><text:span text:style-name="T3">Filtrar Resultados por Fecha</text:span></text:span><text:span text:style-name="T3">: Si estás buscando la información más reciente, asegúrate de filtrar los resultados de búsqueda por fecha para encontrar la documentación más actualizada.</text:span></text:p>
        </text:list-item>
        <text:list-item>
          <text:p text:style-name="P7"><text:span text:style-name="Strong_20_Emphasis"><text:span text:style-name="T3">Revisar Recursos Académicos y Técnicos</text:span></text:span><text:span text:style-name="T3">: Plataformas como </text:span><text:a xlink:type="simple" xlink:href="https://scholar.google.es/" office:target-frame-name="_blank" xlink:show="new" text:style-name="Internet_20_link" text:visited-style-name="Visited_20_Internet_20_Link"><text:span text:style-name="T6">Google Académico</text:span></text:a><text:span text:style-name="T3"> pueden ofrecer acceso a artículos y documentos técnicos que pueden ser relevantes para tu investigación.</text:span></text:p>
        </text:list-item>
        <text:list-item>
          <text:p text:style-name="P7"><text:span text:style-name="Strong_20_Emphasis"><text:span text:style-name="T3">Consultar Redes Profesionales</text:span></text:span><text:span text:style-name="T3">: Plataformas como </text:span><text:a xlink:type="simple" xlink:href="https://es.linkedin.com/" office:target-frame-name="_blank" xlink:show="new" text:style-name="Internet_20_link" text:visited-style-name="Visited_20_Internet_20_Link"><text:span text:style-name="T5">LinkedIn </text:span></text:a><text:span text:style-name="T3">pueden ser útiles para conectar con profesionales que pueden compartir o recomendar recursos de documentación técnica.</text:span></text:p>
        </text:list-item>
        <text:list-item>
          <text:p text:style-name="P8"><text:span text:style-name="Strong_20_Emphasis"><text:span text:style-name="T3">Registro y Documentación del Proceso</text:span></text:span><text:span text:style-name="T3">: Llevar un registro de las estrategias utilizadas y los resultados obtenidos es útil para futuras búsquedas. Esto incluye anotar las combinaciones de términos y operadores que fueron más efectivas</text:span></text:p>
        </text:list-item>
      </text:list>
      <text:p text:style-name="P3">Al seguir estas estrategias y utilizar las fuentes mencionadas, podrás acceder a la documentación técnica necesaria para comprender y utilizar productos y servicios de manera efectiva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3:36:40.728486952</meta:creation-date>
    <dc:date>2025-09-30T13:38:46.665557975</dc:date>
    <meta:editing-duration>PT21S</meta:editing-duration>
    <meta:editing-cycles>1</meta:editing-cycles>
    <meta:document-statistic meta:table-count="0" meta:image-count="0" meta:object-count="0" meta:page-count="5" meta:paragraph-count="46" meta:word-count="1899" meta:character-count="12913" meta:non-whitespace-character-count="11098"/>
    <meta:generator>LibreOffice/7.4.7.2$Linux_X86_64 LibreOffice_project/40$Build-2</meta:generator>
  </office:meta>
</office:document-meta>
</file>